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63c09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63c09" officeooo:paragraph-rsid="0006514f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063c09" style:font-weight-asian="bold" style:font-weight-complex="bold"/>
    </style:style>
    <style:style style:name="T3" style:family="text">
      <style:text-properties style:text-underline-style="none" fo:font-weight="bold" officeooo:rsid="00074fa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<text:tab/></text:span><text:span text:style-name="T2">Pyt</text:span><text:span text:style-name="T3">hon</text:span></text:p>
      <text:p text:style-name="P1"/>
      <text:p text:style-name="P2">&gt;&gt; name = "lajul"</text:p>
      <text:p text:style-name="P2">&gt;&gt;&gt; name</text:p>
      <text:p text:style-name="P2">'lajul'</text:p>
      <text:p text:style-name="P2">&gt;&gt;&gt; name[0]</text:p>
      <text:p text:style-name="P2">'l'</text:p>
      <text:p text:style-name="P2">&gt;&gt;&gt; name[-1]</text:p>
      <text:p text:style-name="P2">'l'</text:p>
      <text:p text:style-name="P2">&gt;&gt;&gt; name[3]</text:p>
      <text:p text:style-name="P2">'u'</text:p>
      <text:p text:style-name="P2">&gt;&gt;&gt; name[2]=u</text:p>
      <text:p text:style-name="P2">Traceback (most recent call last):</text:p>
      <text:p text:style-name="P2"><text:s text:c="2"/>File "&lt;stdin&gt;", line 1, in &lt;module&gt;</text:p>
      <text:p text:style-name="P2">NameError: name 'u' is not defined</text:p>
      <text:p text:style-name="P2">&gt;&gt;&gt; name[2]="u"</text:p>
      <text:p text:style-name="P2">Traceback (most recent call last):</text:p>
      <text:p text:style-name="P2"><text:s text:c="2"/>File "&lt;stdin&gt;", line 1, in &lt;module&gt;</text:p>
      <text:p text:style-name="P2">TypeError: 'str' object does not support item assignment</text:p>
      <text:p text:style-name="P2">&gt;&gt;&gt; name[0:]</text:p>
      <text:p text:style-name="P2">'lajul'</text:p>
      <text:p text:style-name="P2">&gt;&gt;&gt; name[:-1]</text:p>
      <text:p text:style-name="P2">'laju'</text:p>
      <text:p text:style-name="P2">&gt;&gt;&gt; l = [1,2,3,4,5,6]</text:p>
      <text:p text:style-name="P2">&gt;&gt;&gt; l</text:p>
      <text:p text:style-name="P2">[1, 2, 3, 4, 5, 6]</text:p>
      <text:p text:style-name="P2">&gt;&gt;&gt; l.append(7)</text:p>
      <text:p text:style-name="P2">&gt;&gt;&gt; l</text:p>
      <text:p text:style-name="P2">[1, 2, 3, 4, 5, 6, 7]</text:p>
      <text:p text:style-name="P2">&gt;&gt;&gt; l[1]=6</text:p>
      <text:p text:style-name="P2">&gt;&gt;&gt; </text:p>
      <text:p text:style-name="P2">&gt;&gt;&gt; l</text:p>
      <text:p text:style-name="P2">[1, 6, 3, 4, 5, 6, 7]</text:p>
      <text:p text:style-name="P2">&gt;&gt;&gt; l.append(8)</text:p>
      <text:p text:style-name="P2">&gt;&gt;&gt; l</text:p>
      <text:p text:style-name="P2">[1, 6, 3, 4, 5, 6, 7, 8]</text:p>
      <text:p text:style-name="P2">&gt;&gt;&gt; l.append[8]=0</text:p>
      <text:p text:style-name="P2">Traceback (most recent call last):</text:p>
      <text:p text:style-name="P2"><text:s text:c="2"/>File "&lt;stdin&gt;", line 1, in &lt;module&gt;</text:p>
      <text:p text:style-name="P2">TypeError: 'builtin_function_or_method' object does not support item assignment</text:p>
      <text:p text:style-name="P2">&gt;&gt;&gt; l.extend(9)</text:p>
      <text:p text:style-name="P2">Traceback (most recent call last):</text:p>
      <text:p text:style-name="P2"><text:s text:c="2"/>File "&lt;stdin&gt;", line 1, in &lt;module&gt;</text:p>
      <text:p text:style-name="P2">TypeError: 'int' object is not iterable</text:p>
      <text:p text:style-name="P2">&gt;&gt;&gt; l2 = [0,4,,7,3]</text:p>
      <text:p text:style-name="P2"><text:s text:c="2"/>File "&lt;stdin&gt;", line 1</text:p>
      <text:p text:style-name="P2"><text:s text:c="4"/>l2 = [0,4,,7,3]</text:p>
      <text:p text:style-name="P2"><text:s text:c="14"/>^</text:p>
      <text:p text:style-name="P2">SyntaxError: invalid syntax</text:p>
      <text:p text:style-name="P2">&gt;&gt;&gt; l2 = [0,4,7,3]</text:p>
      <text:p text:style-name="P2">&gt;&gt;&gt; l.extend(l2)</text:p>
      <text:p text:style-name="P2">&gt;&gt;&gt; l</text:p>
      <text:p text:style-name="P2"><text:soft-page-break/>[1, 6, 3, 4, 5, 6, 7, 8, 0, 4, 7, 3]</text:p>
      <text:p text:style-name="P2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42:09.105428822</meta:creation-date>
    <dc:date>2019-04-25T16:57:51.132786035</dc:date>
    <meta:editing-duration>PT24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186" meta:character-count="1028" meta:non-whitespace-character-count="860"/>
  </office:meta>
</office:document-meta>
</file>